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Illustration">
      <style:paragraph-properties fo:text-align="center" style:justify-single-word="false"/>
      <style:text-properties fo:font-size="10pt" style:font-size-asian="10pt" style:font-size-complex="10pt"/>
    </style:style>
    <style:style style:name="P2" style:family="paragraph" style:parent-style-name="Standard">
      <style:text-properties officeooo:rsid="00205d6a" officeooo:paragraph-rsid="001264b3"/>
    </style:style>
    <style:style style:name="P3" style:family="paragraph" style:parent-style-name="Standard">
      <style:text-properties officeooo:rsid="00287a4a" officeooo:paragraph-rsid="001264b3"/>
    </style:style>
    <style:style style:name="P4" style:family="paragraph" style:parent-style-name="Standard">
      <style:text-properties officeooo:rsid="0020c714" officeooo:paragraph-rsid="001264b3"/>
    </style:style>
    <style:style style:name="P5" style:family="paragraph" style:parent-style-name="Standard">
      <style:text-properties officeooo:rsid="0022a28b" officeooo:paragraph-rsid="001264b3"/>
    </style:style>
    <style:style style:name="P6" style:family="paragraph" style:parent-style-name="Frame_20_contents">
      <style:text-properties style:font-name="Courier" fo:font-size="8pt" officeooo:rsid="0020c714" officeooo:paragraph-rsid="0020c714" style:font-size-asian="8pt" style:font-size-complex="8pt"/>
    </style:style>
    <style:style style:name="T1" style:family="text">
      <style:text-properties officeooo:rsid="0022a28b"/>
    </style:style>
    <style:style style:name="T2" style:family="text">
      <style:text-properties officeooo:rsid="0023c531"/>
    </style:style>
    <style:style style:name="fr1" style:family="graphic" style:parent-style-name="Frame">
      <style:graphic-properties style:run-through="foreground" style:wrap="none" style:vertical-pos="top" style:vertical-rel="paragraph-content"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auro</text:p>
      <text:p text:style-name="P3"/>
      <text:p text:style-name="P2">En las bibliotecas este esquema ha sido ampliamente utilizado, se genera un vocabulario controlado, al que pueden alinear muchas bibliotecas, un ejemplo bien conocido, es el del Library of Congress Subject Headings (LCSH) de los Estados Unidos.</text:p>
      <text:p text:style-name="P2"/>
      <text:p text:style-name="P4">E<text:span text:style-name="T1">l de la Librería del Congreso (LC) constituye un</text:span> vocabulario controlado, <text:span text:style-name="T1">en ciencias de la computación, este tipo de estructura se denomina tesauro. El de la LC, contiene los encabezados por área de conocimientos y es el Sistema de Clasificación para control bibliográfico. Está </text:span>organiza<text:span text:style-name="T1">do</text:span> en una jerarquía, que va de lo general a lo particular, las clases principales de la Clasificación de la <text:span text:style-name="T2">LC </text:span>contiene letras y títulos, de aquí se van derivando nuevas clases relacionadas, como una estructura arbórea <text:span text:style-name="T1">(Ilustración 1)</text:span>.</text:p>
      <text:p text:style-name="P4"/>
      <text:p text:style-name="P2"><draw:frame draw:style-name="fr1" draw:name="Marco1" text:anchor-type="paragraph" svg:width="10.767cm" draw:z-index="0"><draw:text-box fo:min-height="8.269cm"><text:p text:style-name="P6">A -- GENERAL WORKS</text:p><text:p text:style-name="P6">B -- PHILOSOPHY. PSYCHOLOGY. RELIGION</text:p><text:p text:style-name="P6">C -- AUXILIARY SCIENCES OF HISTORY</text:p><text:p text:style-name="P6">D -- WORLD HISTORY AND HISTORY OF EUROPE, ASIA, AFRICA, AUSTRALIA, NEW ZEALAND, ETC.</text:p><text:p text:style-name="P6">E -- HISTORY OF THE AMERICAS</text:p><text:p text:style-name="P6">F -- HISTORY OF THE AMERICAS</text:p><text:p text:style-name="P6">G -- GEOGRAPHY. ANTHROPOLOGY. RECREATION</text:p><text:p text:style-name="P6">H -- SOCIAL SCIENCES</text:p><text:p text:style-name="P6">J -- POLITICAL SCIENCE</text:p><text:p text:style-name="P6">K -- LAW</text:p><text:p text:style-name="P6">L -- EDUCATION</text:p><text:p text:style-name="P6">M -- MUSIC AND BOOKS ON MUSIC</text:p><text:p text:style-name="P6">N -- FINE ARTS</text:p><text:p text:style-name="P6">P -- LANGUAGE AND LITERATURE</text:p><text:p text:style-name="P6">Q -- SCIENCE</text:p><text:p text:style-name="P6">R -- MEDICINE</text:p><text:p text:style-name="P6">S -- AGRICULTURE</text:p><text:p text:style-name="P6">T -- TECHNOLOGY</text:p><text:p text:style-name="P6">U -- MILITARY SCIENCE</text:p><text:p text:style-name="P6">V -- NAVAL SCIENCE</text:p><text:p text:style-name="P6">Z -- BIBLIOGRAPHY. LIBRARY SCIENCE. INFORMATION RESOURCES (GENERAL)</text:p><text:p text:style-name="P1">Ilustración <text:sequence text:ref-name="refIllustration0" text:name="Illustration" text:formula="ooow:Illustration+1" style:num-format="1">1</text:sequence>: Library of Congress Classification Outline.</text:p></draw:text-box></draw:frame></text:p>
      <text:p text:style-name="P2">Un término de indexación, es un ejemplo de búsqueda pre-coordinada, que asume la necesidad de información que un usuario puede tener y que coincide con un concepto predefinido.</text:p>
      <text:p text:style-name="P2"/>
      <text:p text:style-name="P5">Uno de los problemas de este tipo de estructuras, es que el proceso de indexación es manual, como ya se mencionó, <text:span text:style-name="T2">es</text:span> realizado por especialistas, quienes deben decidir que término es utilizado para referirse a un concepto, esto se complica debido a la presencia de sinónimos y homónimos, además el número de documentos a ser indexados normalmente va en a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wol </meta:initial-creator>
    <meta:creation-date>2016-06-22T20:14:57.120662705</meta:creation-date>
    <dc:date>2016-06-22T20:16:49.848662266</dc:date>
    <dc:creator>yjwol </dc:creator>
    <meta:editing-duration>PT1M52S</meta:editing-duration>
    <meta:editing-cycles>1</meta:editing-cycles>
    <meta:document-statistic meta:table-count="0" meta:image-count="0" meta:object-count="0" meta:page-count="1" meta:paragraph-count="27" meta:word-count="320" meta:character-count="1935" meta:non-whitespace-character-count="1642"/>
    <meta:generator>LibreOffice/4.3.3.2$Linux_X86_64 LibreOffice_project/430m0$Build-2</meta:generator>
  </office:meta>
</office:document-meta>
</file>